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orderNodes.ReorderNodes( NodeState parentState , NodeState insert , NodeState bef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orderNodes.getBefor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rderNodes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orderNodes.getInser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rderNodes.create( NodeState parentState , Path . Element srcName , Path . Element befor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orderNodes.persis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orderNodes.getInser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rderNodes.getBefore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rderNodes.getPa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rderNodes.un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orderNodes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